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007cm" fo:margin-left="0cm" fo:margin-top="0cm" fo:margin-bottom="0cm" fo:break-before="page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272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" style:family="paragraph" style:parent-style-name="Standard">
      <style:text-properties fo:font-weight="bold" officeooo:rsid="00358cc5" officeooo:paragraph-rsid="00358cc5" style:font-weight-asian="bold" style:font-weight-complex="bold"/>
    </style:style>
    <style:style style:name="P5" style:family="paragraph" style:parent-style-name="Standard">
      <style:text-properties fo:font-weight="bold" officeooo:rsid="00358cc5" officeooo:paragraph-rsid="00377ebf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P11" style:family="paragraph" style:parent-style-name="Standard">
      <style:text-properties officeooo:rsid="00312c09" officeooo:paragraph-rsid="00343e9c"/>
    </style:style>
    <style:style style:name="P12" style:family="paragraph" style:parent-style-name="Standard">
      <style:text-properties officeooo:rsid="00358cc5" officeooo:paragraph-rsid="00358cc5"/>
    </style:style>
    <style:style style:name="P13" style:family="paragraph" style:parent-style-name="Standard">
      <style:text-properties officeooo:rsid="00358cc5" officeooo:paragraph-rsid="003aff07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358cc5" officeooo:paragraph-rsid="003aff07" style:font-weight-asian="normal" style:font-weight-complex="normal"/>
    </style:style>
    <style:style style:name="P15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16" style:family="paragraph" style:parent-style-name="Standard" style:list-style-name="L1">
      <style:text-properties fo:font-weight="bold" officeooo:rsid="00358cc5" officeooo:paragraph-rsid="00365c55" style:font-weight-asian="bold" style:font-weight-complex="bold"/>
    </style:style>
    <style:style style:name="P17" style:family="paragraph" style:parent-style-name="Standard" style:list-style-name="L1">
      <style:text-properties fo:font-weight="bold" officeooo:rsid="00358cc5" officeooo:paragraph-rsid="00377ebf" style:font-weight-asian="bold" style:font-weight-complex="bold"/>
    </style:style>
    <style:style style:name="P18" style:family="paragraph" style:parent-style-name="Standard" style:list-style-name="L1">
      <style:text-properties fo:font-weight="bold" officeooo:rsid="00358cc5" officeooo:paragraph-rsid="00358cc5" style:font-weight-asian="bold" style:font-weight-complex="bold"/>
    </style:style>
    <style:style style:name="P19" style:family="paragraph" style:parent-style-name="Standard" style:list-style-name="L1">
      <style:text-properties fo:font-weight="bold" officeooo:rsid="00358cc5" officeooo:paragraph-rsid="003aff07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3e5004" officeooo:paragraph-rsid="003e5004" style:font-weight-asian="bold"/>
    </style:style>
    <style:style style:name="P21" style:family="paragraph" style:parent-style-name="Standard" style:list-style-name="L1">
      <style:text-properties officeooo:rsid="00312c09" officeooo:paragraph-rsid="00312c09"/>
    </style:style>
    <style:style style:name="P22" style:family="paragraph" style:parent-style-name="Standard" style:list-style-name="L1">
      <style:text-properties officeooo:rsid="00312c09" officeooo:paragraph-rsid="0032ad33"/>
    </style:style>
    <style:style style:name="P23" style:family="paragraph" style:parent-style-name="Standard" style:list-style-name="L1">
      <style:text-properties officeooo:rsid="00312c09" officeooo:paragraph-rsid="00343e9c"/>
    </style:style>
    <style:style style:name="P24" style:family="paragraph" style:parent-style-name="Standard" style:list-style-name="L1">
      <style:text-properties officeooo:rsid="00355f99" officeooo:paragraph-rsid="00355f99"/>
    </style:style>
    <style:style style:name="P25" style:family="paragraph" style:parent-style-name="Standard" style:list-style-name="L1">
      <style:text-properties officeooo:rsid="00355f99" officeooo:paragraph-rsid="00358cc5"/>
    </style:style>
    <style:style style:name="P26" style:family="paragraph" style:parent-style-name="Standard" style:list-style-name="L1">
      <style:text-properties officeooo:rsid="00355f99" officeooo:paragraph-rsid="00377ebf"/>
    </style:style>
    <style:style style:name="P27" style:family="paragraph" style:parent-style-name="Standard">
      <style:text-properties officeooo:rsid="00355f99" officeooo:paragraph-rsid="00358cc5"/>
    </style:style>
    <style:style style:name="P28" style:family="paragraph" style:parent-style-name="Standard" style:list-style-name="L1">
      <style:text-properties officeooo:rsid="00377ebf" officeooo:paragraph-rsid="00377ebf"/>
    </style:style>
    <style:style style:name="P29" style:family="paragraph" style:parent-style-name="Standard" style:list-style-name="L1">
      <style:text-properties officeooo:rsid="00358cc5" officeooo:paragraph-rsid="00358cc5"/>
    </style:style>
    <style:style style:name="P30" style:family="paragraph" style:parent-style-name="Standard" style:list-style-name="L1">
      <style:text-properties officeooo:rsid="00358cc5" officeooo:paragraph-rsid="003aff07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e5004" officeooo:paragraph-rsid="003e5004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indent="0cm" style:auto-text-indent="false" fo:break-before="page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3e5004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3f31ac" officeooo:paragraph-rsid="003f31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8cc5" style:font-weight-asian="bold" style:font-weight-complex="bold"/>
    </style:style>
    <style:style style:name="T3" style:family="text">
      <style:text-properties fo:font-weight="bold" officeooo:rsid="003ca5dd" style:font-weight-asian="bold" style:font-weight-complex="bold"/>
    </style:style>
    <style:style style:name="T4" style:family="text">
      <style:text-properties fo:font-weight="bold" officeooo:rsid="003e5004" style:font-weight-asian="bold" style:font-weight-complex="bold"/>
    </style:style>
    <style:style style:name="T5" style:family="text">
      <style:text-properties officeooo:rsid="0032ad33"/>
    </style:style>
    <style:style style:name="T6" style:family="text">
      <style:text-properties officeooo:rsid="00343e9c"/>
    </style:style>
    <style:style style:name="T7" style:family="text">
      <style:text-properties officeooo:rsid="00355f99"/>
    </style:style>
    <style:style style:name="T8" style:family="text">
      <style:text-properties officeooo:rsid="00358cc5"/>
    </style:style>
    <style:style style:name="T9" style:family="text">
      <style:text-properties officeooo:rsid="00377ebf"/>
    </style:style>
    <style:style style:name="T10" style:family="text">
      <style:text-properties officeooo:rsid="00395d5a"/>
    </style:style>
    <style:style style:name="T11" style:family="text">
      <style:text-properties fo:font-weight="normal" officeooo:rsid="0039a224" style:font-weight-asian="normal" style:font-weight-complex="normal"/>
    </style:style>
    <style:style style:name="T12" style:family="text">
      <style:text-properties fo:font-weight="normal" officeooo:rsid="003ca5dd" style:font-weight-asian="normal" style:font-weight-complex="normal"/>
    </style:style>
    <style:style style:name="T13" style:family="text">
      <style:text-properties fo:font-weight="normal" officeooo:rsid="003e5004" style:font-weight-asian="normal" style:font-weight-complex="normal"/>
    </style:style>
    <style:style style:name="T14" style:family="text">
      <style:text-properties officeooo:rsid="003aff07"/>
    </style:style>
    <style:style style:name="T15" style:family="text">
      <style:text-properties officeooo:rsid="003b65cb"/>
    </style:style>
    <style:style style:name="T16" style:family="text">
      <style:text-properties officeooo:rsid="003ca5dd"/>
    </style:style>
    <style:style style:name="T17" style:family="text">
      <style:text-properties officeooo:rsid="003e500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alize as seguintes tarefas. Marque de 1 a 10 a dificuldade de realização da tarefa. Valores mais altos indicam maior dificuldade.</text:p>
      <text:p text:style-name="P1"/>
      <text:list xml:id="list3816784976" text:style-name="L1">
        <text:list-item>
          <text:p text:style-name="P21">Insira as Peças:</text:p>
          <text:list>
            <text:list-item>
              <text:p text:style-name="P21">Quadrado; descrição: A; altura = 10 centímetros; <text:span text:style-name="T5">lado</text:span> 10cm.</text:p>
            </text:list-item>
            <text:list-item>
              <text:p text:style-name="P21">Quadrado; descrição: B; altura = 5 centímetros ; <text:span text:style-name="T5">lado</text:span> 10cm.</text:p>
            </text:list-item>
            <text:list-item>
              <text:p text:style-name="P22"><text:span text:style-name="T5">Círculo</text:span>; descrição: C; altura = 5 centímetros; <text:span text:style-name="T5">diâmetro 8 </text:span>centímetros.</text:p>
            </text:list-item>
            <text:list-item>
              <text:p text:style-name="P22"><text:span text:style-name="T5">Círculo</text:span>; descrição: D; altura = 10 centímetros; <text:span text:style-name="T5">diâmetro</text:span> <text:span text:style-name="T5">6 </text:span>centímetros.</text:p>
            </text:list-item>
            <text:list-item>
              <text:p text:style-name="P22"><text:span text:style-name="T5">Retângulo</text:span>; descrição: E; altura = 10 centímetros; largura 10<text:span text:style-name="T5"> </text:span>centímetros; <text:span text:style-name="T5">comprimento 6 </text:span>centímetros.</text:p>
            </text:list-item>
            <text:list-item>
              <text:p text:style-name="P22"><text:span text:style-name="T5">Retângulo</text:span>; descrição: F; altura = 8 centímetros; largura <text:span text:style-name="T5">9 </text:span>centímetros; <text:span text:style-name="T5">comprimento 12 </text:span>centímetros.</text:p>
            </text:list-item>
            <text:list-item>
              <text:p text:style-name="P23"><text:span text:style-name="T5">Triângulo</text:span>; descrição: G; altura = 8 centímetros; <text:span text:style-name="T5">lado </text:span><text:span text:style-name="T6">8</text:span><text:span text:style-name="T5"> </text:span>centímetros.</text:p>
            </text:list-item>
            <text:list-item>
              <text:p text:style-name="P23"><text:span text:style-name="T5">Triângulo</text:span>; descrição: H; altura = 8 centímetros; l<text:span text:style-name="T6">ado 5</text:span><text:span text:style-name="T5"> </text:span>centímetros.</text:p>
            </text:list-item>
          </text:list>
        </text:list-item>
      </text:list>
      <text:p text:style-name="P11"/>
      <text:p text:style-name="P11"><text:tab/><text:span text:style-name="T2">Qual foi o grau de dificuldade das operações?</text:span></text:p>
      <text:p text:style-name="P11"/>
      <text:list xml:id="list165829050263014" text:continue-numbering="true" text:style-name="L1">
        <text:list-item>
          <text:p text:style-name="P24">Altere as quantidades das peças com as seguintes descrições para 3 e de todas as outras para 0:</text:p>
          <text:list>
            <text:list-item>
              <text:p text:style-name="P24">A</text:p>
            </text:list-item>
            <text:list-item>
              <text:p text:style-name="P24">B</text:p>
            </text:list-item>
            <text:list-item>
              <text:p text:style-name="P25">C</text:p>
            </text:list-item>
          </text:list>
        </text:list-item>
      </text:list>
      <text:p text:style-name="P4"/>
      <text:list xml:id="list165828839720452" text:continue-numbering="true" text:style-name="L1">
        <text:list-header>
          <text:p text:style-name="P16">Qual foi o grau de dificuldade das operações?</text:p>
          <text:p text:style-name="P26"/>
        </text:list-header>
        <text:list-item>
          <text:p text:style-name="P26"><text:span text:style-name="T9">Altere a altura das peças com nome</text:span>:</text:p>
          <text:list>
            <text:list-item>
              <text:p text:style-name="P28">D para 8 centímetros</text:p>
            </text:list-item>
            <text:list-item>
              <text:p text:style-name="P28">E para 12 centímetros</text:p>
            </text:list-item>
            <text:list-item>
              <text:p text:style-name="P28">F para 6 centímetros</text:p>
            </text:list-item>
          </text:list>
        </text:list-item>
      </text:list>
      <text:p text:style-name="P5"/>
      <text:list xml:id="list165828454019147" text:continue-numbering="true" text:style-name="L1">
        <text:list-header>
          <text:p text:style-name="P17">Qual foi o grau de dificuldade das operações?</text:p>
        </text:list-header>
      </text:list>
      <text:p text:style-name="P5"/>
      <text:list xml:id="list165828263969556" text:continue-numbering="true" text:style-name="L1">
        <text:list-item>
          <text:p text:style-name="P28">Altere o comprimento altura da peça com nome F para 10 centímetros.</text:p>
        </text:list-item>
      </text:list>
      <text:p text:style-name="P5"/>
      <text:list xml:id="list165830001250536" text:continue-numbering="true" text:style-name="L1">
        <text:list-header>
          <text:p text:style-name="P17">Qual foi o grau de dificuldade das operações?</text:p>
        </text:list-header>
      </text:list>
      <text:p text:style-name="P4"/>
      <text:list xml:id="list165828679966002" text:continue-numbering="true" text:style-name="L1">
        <text:list-item>
          <text:p text:style-name="P25">Crie um novo forno com 100 centímetros de comprimento, 100 de largura, 300 de altura e suportes de tamanhos de 5, 10 e 15 centímetros.</text:p>
          <text:p text:style-name="P18"/>
          <text:p text:style-name="P16">Qual foi o grau de dificuldade das operações?</text:p>
          <text:p text:style-name="P24"/>
        </text:list-item>
        <text:list-item>
          <text:p text:style-name="P24">Sugira uma solução para os problemas utilizando o forno de 100x100x300 e salve a solução como “<text:span text:style-name="T8">sol_</text:span>teste_usuario_1”</text:p>
          <text:p text:style-name="P18"/>
          <text:p text:style-name="P16">Qual foi o grau de dificuldade das operações?</text:p>
        </text:list-item>
      </text:list>
      <text:p text:style-name="P27"/>
      <text:p text:style-name="P27"/>
      <text:p text:style-name="P27"/>
      <text:list xml:id="list165828331906223" text:continue-numbering="true" text:style-name="L1">
        <text:list-item>
          <text:p text:style-name="P25"><text:soft-page-break/>Salve a lista de peças <text:span text:style-name="T8">com o nome </text:span>“teste_usuario_1”.</text:p>
          <text:p text:style-name="P18"/>
          <text:p text:style-name="P16">Qual foi o grau de dificuldade das operações?</text:p>
          <text:p text:style-name="P24"/>
        </text:list-item>
        <text:list-item>
          <text:p text:style-name="P24">Zere a quantidade de todas as peças.</text:p>
          <text:p text:style-name="P18"/>
          <text:p text:style-name="P16">Qual foi o grau de dificuldade das operações?</text:p>
          <text:p text:style-name="P24"/>
        </text:list-item>
        <text:list-item>
          <text:p text:style-name="P24">Salve a lista com o nome “teste_usuario_2.txt”</text:p>
          <text:p text:style-name="P18"/>
          <text:p text:style-name="P16">Qual foi o grau de dificuldade das operações?</text:p>
        </text:list-item>
      </text:list>
      <text:p text:style-name="P12"/>
      <text:p text:style-name="P12"/>
      <text:list xml:id="list165828685512514" text:continue-numbering="true" text:style-name="L1">
        <text:list-item>
          <text:p text:style-name="P29">Abra a lista “teste_usuario_1”</text:p>
          <text:p text:style-name="P18"/>
          <text:p text:style-name="P16">Qual foi o grau de dificuldade das operações?</text:p>
        </text:list-item>
      </text:list>
      <text:p text:style-name="P12"/>
      <text:list xml:id="list165828390868237" text:continue-numbering="true" text:style-name="L1">
        <text:list-item>
          <text:p text:style-name="P29">Exclua o item com descrição “H” da lista de peças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Altere a quantidade de todas as peças para 1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Salve a lista sobrescrevendo o arquivo “teste_usuario_1”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Sugira uma solução utilizando o forno de 100x100x300 centímetros e salve a solução como “sol_teste_usuario_2”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Abra a solucao “sol_teste_usuario_1”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Crie um forno com 15<text:span text:style-name="T7">0 centímetros de comprimento, </text:span>15<text:span text:style-name="T7">0 de largura, 300 de altura e suportes de tamanhos de 10 e 15 centímetros.</text:span>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Abra a lista de peças “teste_usuario_<text:span text:style-name="T10">1</text:span>”</text:p>
          <text:p text:style-name="P18"/>
          <text:p text:style-name="P16">Qual foi o grau de dificuldade das operações? </text:p>
          <text:p text:style-name="P29"/>
        </text:list-item>
        <text:list-item>
          <text:p text:style-name="P29">Altere a quantidade de todos as peças para <text:span text:style-name="T10">0</text:span></text:p>
          <text:p text:style-name="P18"><text:soft-page-break/></text:p>
          <text:p text:style-name="P16">Qual foi o grau de dificuldade das operações?</text:p>
          <text:p text:style-name="P29"/>
        </text:list-item>
        <text:list-item>
          <text:p text:style-name="P29">Altere a quantidade da peça com descrição A para 1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Sugira uma solução utilizando o forno de 150x150x300 centímetros <text:span text:style-name="T11">e não salve a solução</text:span>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Abra a solução “sol_teste_usuario_2”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Apague todos os fornos</text:p>
          <text:p text:style-name="P18"/>
          <text:p text:style-name="P16">Qual foi o grau de dificuldade das operações?</text:p>
          <text:p text:style-name="P29"/>
        </text:list-item>
        <text:list-item>
          <text:p text:style-name="P29">Apague todos os itens da lista</text:p>
          <text:p text:style-name="P18"/>
          <text:p text:style-name="P16">Qual foi o grau de dificuldade das operações?</text:p>
          <text:p text:style-name="P30"/>
        </text:list-item>
        <text:list-item>
          <text:p text:style-name="P30">Apague <text:span text:style-name="T14">a lista “teste_usuario_1”</text:span></text:p>
          <text:p text:style-name="P19"/>
          <text:p text:style-name="P19">Qual foi o grau de dificuldade das operações?</text:p>
        </text:list-item>
      </text:list>
      <text:p text:style-name="P13"/>
      <text:list xml:id="list165828768346375" text:continue-numbering="true" text:style-name="L1">
        <text:list-item>
          <text:p text:style-name="P30">Apague <text:span text:style-name="T14">a lista “teste_usuario_</text:span><text:span text:style-name="T15">2</text:span><text:span text:style-name="T14">”</text:span></text:p>
          <text:p text:style-name="P19"/>
          <text:p text:style-name="P19">Qual foi o grau de dificuldade das operações?</text:p>
        </text:list-item>
      </text:list>
      <text:p text:style-name="P14"/>
      <text:p text:style-name="P38">======================================================================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2">Tarefa</text:p>
          </table:table-cell>
          <table:table-cell table:style-name="Table1.A1" office:value-type="string">
            <text:p text:style-name="P2">T1</text:p>
          </table:table-cell>
          <table:table-cell table:style-name="Table1.A1" office:value-type="string">
            <text:p text:style-name="P2">T2</text:p>
          </table:table-cell>
          <table:table-cell table:style-name="Table1.A1" office:value-type="string">
            <text:p text:style-name="P2">T3</text:p>
          </table:table-cell>
          <table:table-cell table:style-name="Table1.A1" office:value-type="string">
            <text:p text:style-name="P2">T4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5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6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7"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8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4">3*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9"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4">2*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10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11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12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13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3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4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5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6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7</text:p>
          </table:table-cell>
          <table:table-cell table:style-name="Table1.A14" office:value-type="string">
            <text:p text:style-name="P34">1*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8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19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20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21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22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23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24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  <table:table-row table:style-name="Table1.13">
          <table:table-cell table:style-name="Table1.A14" office:value-type="string">
            <text:p text:style-name="P20">25</text:p>
          </table:table-cell>
          <table:table-cell table:style-name="Table1.A14" office:value-type="string">
            <text:p text:style-name="P34">1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</table:table-row>
      </table:table>
      <text:p text:style-name="P1"><text:s/></text:p>
      <text:p text:style-name="P36"/>
      <text:p text:style-name="P37"><text:span text:style-name="T1">* </text:span><text:span text:style-name="T4">Comentário T1</text:span><text:span text:style-name="T17">:</text:span></text:p>
      <text:p text:style-name="P37"><text:span text:style-name="T3"><text:tab/></text:span><text:span text:style-name="T4">item 7: </text:span><text:span text:style-name="T12">configuração não parece o melhor nome pra lista de peças, se tiver mais opções no menu pode confundir)</text:span></text:p>
      <text:p text:style-name="P37"><text:span text:style-name="T12"><text:tab/></text:span><text:span text:style-name="T4">item 8: <text:s/></text:span><text:span text:style-name="T12">zerar tudo parece que apaga todos os valores, seria melhor “zerar quantidades</text:span></text:p>
      <text:p text:style-name="P37"><text:span text:style-name="T12"><text:tab/></text:span><text:span text:style-name="T4">item 17:</text:span><text:span text:style-name="T13"> <text:s/></text:span><text:span text:style-name="T12">é a mesma lista que eu estava usan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4T16:58:28.118944075</dc:date>
    <meta:editing-duration>PT2H58M24S</meta:editing-duration>
    <meta:editing-cycles>23</meta:editing-cycles>
    <meta:document-statistic meta:table-count="1" meta:image-count="0" meta:object-count="0" meta:page-count="5" meta:paragraph-count="126" meta:word-count="701" meta:character-count="3842" meta:non-whitespace-character-count="3297"/>
  </office:meta>
</office:document-meta>
</file>